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T2" style:family="text">
      <style:text-properties style:font-name="Times New Roman1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nstruction is an attempt to resolve the outcome of the Civil War.</text:p>
      <text:p text:style-name="Standard">¾ of the white men in the South didn't own slaves. So do we punish the rich in the South?</text:p>
      <text:p text:style-name="Standard">Reconstruction ends in 1877.</text:p>
      <text:p text:style-name="Standard">Lincolns authority shrinks at the end of the war.</text:p>
      <text:p text:style-name="Standard">14<text:span text:style-name="T1">th</text:span> and 15<text:span text:style-name="T1">th</text:span> amendment created in 1860. Took 100 years to enforce them in 1964 and 1965.</text:p>
      <text:p text:style-name="Standard">Important: Jourdan Anderson.</text:p>
      <text:p text:style-name="Standard"/>
      <text:p text:style-name="Standard">Alexander Stephens → V.P. <text:span text:style-name="T2">┐</text:span></text:p>
      <text:p text:style-name="Standard">Gave speech without notes, showing he truly believes what he says.</text:p>
      <text:p text:style-name="Standard">Cornerstone Speech →</text:p>
      <text:p text:style-name="Standard">Dred Scott – 1857 – Taney <text:span text:style-name="T2">┐</text:span></text:p>
      <text:p text:style-name="Standard"><text:tab/><text:tab/><text:tab/>Chief Justice – Said that blacks have no rights that white people have to respect.</text:p>
      <text:p text:style-name="Standard"/>
      <text:p text:style-name="Standard">White supremacy – Goal was the mastery of black people, not the extermination</text:p>
      <text:p text:style-name="Standard">White privilege - </text:p>
      <text:p text:style-name="Standard"/>
      <text:p text:style-name="Standard">Black people are viewed differently in terms of reasoning. Ex. Foul language is from race, rather than “potty-mouth”. White isn't attributed to their race.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1-24T14:00:45.86</meta:creation-date>
    <dc:date>2018-01-24T14:50:59.11</dc:date>
    <dc:creator>Timothy Cayer</dc:creator>
    <meta:editing-duration>PT50M9S</meta:editing-duration>
    <meta:editing-cycles>13</meta:editing-cycles>
    <meta:generator>OpenOffice/4.1.3$Win32 OpenOffice.org_project/413m1$Build-9783</meta:generator>
    <meta:document-statistic meta:table-count="0" meta:image-count="0" meta:object-count="0" meta:page-count="1" meta:paragraph-count="14" meta:word-count="147" meta:character-count="832"/>
  </office:meta>
</office:document-meta>
</file>